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Monospace" svg:font-family="Monospace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justify" style:justify-single-word="false"/>
      <style:text-properties officeooo:paragraph-rsid="0059cf7e"/>
    </style:style>
    <style:style style:name="P2" style:family="paragraph" style:parent-style-name="Text_20_body" style:master-page-name="">
      <style:paragraph-properties fo:margin-left="0.499cm" fo:margin-right="0cm" fo:margin-top="0cm" fo:margin-bottom="0.212cm" style:contextual-spacing="false" fo:text-align="justify" style:justify-single-word="false" fo:text-indent="0.499cm" style:auto-text-indent="false" style:page-number="auto"/>
      <style:text-properties fo:font-size="11pt" fo:font-weight="normal" officeooo:rsid="00196f09" officeooo:paragraph-rsid="001b6579" style:font-size-asian="9.60000038146973pt" style:font-weight-asian="normal" style:font-size-complex="11pt" style:font-weight-complex="normal"/>
    </style:style>
    <style:style style:name="P3" style:family="paragraph" style:parent-style-name="Text_20_body" style:master-page-name="">
      <style:paragraph-properties fo:margin-left="0.499cm" fo:margin-right="0cm" fo:margin-top="0cm" fo:margin-bottom="0.212cm" style:contextual-spacing="false" fo:text-align="justify" style:justify-single-word="false" fo:text-indent="0.499cm" style:auto-text-indent="false" style:page-number="auto"/>
      <style:text-properties fo:font-size="11pt" fo:font-weight="normal" officeooo:rsid="00196f09" officeooo:paragraph-rsid="0065e473" style:font-size-asian="9.60000038146973pt" style:font-weight-asian="normal" style:font-size-complex="11pt" style:font-weight-complex="normal"/>
    </style:style>
    <style:style style:name="P4" style:family="paragraph" style:parent-style-name="Text_20_body" style:master-page-name="">
      <style:paragraph-properties fo:margin-left="0.499cm" fo:margin-right="0cm" fo:margin-top="0cm" fo:margin-bottom="0.212cm" style:contextual-spacing="false" fo:text-align="justify" style:justify-single-word="false" fo:text-indent="0.499cm" style:auto-text-indent="false" style:page-number="auto"/>
      <style:text-properties fo:font-size="11pt" fo:font-weight="normal" officeooo:rsid="0065e473" officeooo:paragraph-rsid="006a344e" style:font-size-asian="9.60000038146973pt" style:font-weight-asian="normal" style:font-size-complex="11pt" style:font-weight-complex="normal"/>
    </style:style>
    <style:style style:name="P5" style:family="paragraph" style:parent-style-name="Text_20_body" style:master-page-name="">
      <style:paragraph-properties fo:margin-left="0.499cm" fo:margin-right="0cm" fo:margin-top="0cm" fo:margin-bottom="0.212cm" style:contextual-spacing="false" fo:text-align="justify" style:justify-single-word="false" fo:text-indent="0.499cm" style:auto-text-indent="false" style:page-number="auto"/>
      <style:text-properties fo:font-size="11pt" fo:font-weight="normal" officeooo:rsid="0065e473" officeooo:paragraph-rsid="006fd2ca" style:font-size-asian="9.60000038146973pt" style:font-weight-asian="normal" style:font-size-complex="11pt" style:font-weight-complex="normal"/>
    </style:style>
    <style:style style:name="P6" style:family="paragraph" style:parent-style-name="Text_20_body" style:master-page-name="">
      <style:paragraph-properties fo:margin-left="0.499cm" fo:margin-right="0cm" fo:margin-top="0cm" fo:margin-bottom="0.212cm" style:contextual-spacing="false" fo:text-align="justify" style:justify-single-word="false" fo:text-indent="0.499cm" style:auto-text-indent="false" style:page-number="auto"/>
      <style:text-properties fo:font-size="11pt" fo:font-weight="normal" officeooo:rsid="0065e473" officeooo:paragraph-rsid="0074f0e5" style:font-size-asian="9.60000038146973pt" style:font-weight-asian="normal" style:font-size-complex="11pt" style:font-weight-complex="normal"/>
    </style:style>
    <style:style style:name="P7" style:family="paragraph" style:parent-style-name="Text_20_body">
      <style:paragraph-properties fo:margin-left="0.499cm" fo:margin-right="0cm" fo:margin-top="0cm" fo:margin-bottom="0.212cm" style:contextual-spacing="false" fo:text-align="justify" style:justify-single-word="false" fo:text-indent="0.499cm" style:auto-text-indent="false"/>
      <style:text-properties fo:font-size="11pt" fo:font-weight="normal" officeooo:rsid="006303d9" officeooo:paragraph-rsid="006303d9" style:font-size-asian="9.60000038146973pt" style:font-weight-asian="normal" style:font-size-complex="11pt" style:font-weight-complex="normal"/>
    </style:style>
    <style:style style:name="P8" style:family="paragraph" style:parent-style-name="Text_20_body">
      <style:paragraph-properties fo:margin-left="0.499cm" fo:margin-right="0cm" fo:margin-top="0cm" fo:margin-bottom="0.212cm" style:contextual-spacing="false" fo:text-align="justify" style:justify-single-word="false" fo:text-indent="0.499cm" style:auto-text-indent="false"/>
      <style:text-properties fo:font-size="11pt" fo:language="hu" fo:country="HU" fo:font-weight="normal" officeooo:rsid="0065e473" officeooo:paragraph-rsid="0065e473" style:font-size-asian="9.60000038146973pt" style:font-weight-asian="normal" style:font-size-complex="11pt" style:font-weight-complex="normal"/>
    </style:style>
    <style:style style:name="P9" style:family="paragraph" style:parent-style-name="Text_20_body">
      <style:paragraph-properties fo:margin-left="0.499cm" fo:margin-right="0cm" fo:margin-top="0cm" fo:margin-bottom="0.212cm" style:contextual-spacing="false" fo:text-align="justify" style:justify-single-word="false" fo:text-indent="0.499cm" style:auto-text-indent="false"/>
      <style:text-properties fo:color="#000000" style:font-name="Monospace" fo:font-size="11pt" fo:font-weight="normal" officeooo:paragraph-rsid="001b6579" style:font-size-asian="11pt" style:font-weight-asian="normal" style:font-size-complex="11pt" style:font-weight-complex="normal"/>
    </style:style>
    <style:style style:name="P10" style:family="paragraph" style:parent-style-name="Text_20_body">
      <style:paragraph-properties fo:margin-left="0.499cm" fo:margin-right="0cm" fo:margin-top="0cm" fo:margin-bottom="0.212cm" style:contextual-spacing="false" fo:text-align="justify" style:justify-single-word="false" fo:text-indent="0.499cm" style:auto-text-indent="false"/>
      <style:text-properties fo:color="#000000" style:font-name="Monospace" fo:font-size="11pt" fo:font-weight="normal" officeooo:paragraph-rsid="006fd2ca" style:font-size-asian="11pt" style:font-weight-asian="normal" style:font-size-complex="11pt" style:font-weight-complex="normal"/>
    </style:style>
    <style:style style:name="P11" style:family="paragraph" style:parent-style-name="Preformatted_20_Text">
      <style:paragraph-properties fo:margin-left="1.011cm" fo:margin-right="0cm" fo:margin-top="0cm" fo:margin-bottom="0cm" style:contextual-spacing="false" fo:text-indent="0cm" style:auto-text-indent="false"/>
      <style:text-properties officeooo:paragraph-rsid="006303d9"/>
    </style:style>
    <style:style style:name="P12" style:family="paragraph" style:parent-style-name="Standard">
      <style:paragraph-properties fo:margin-left="1.011cm" fo:margin-right="0cm" fo:margin-top="0cm" fo:margin-bottom="0cm" style:contextual-spacing="false" fo:text-indent="0cm" style:auto-text-indent="false" fo:background-color="#e6e6e6">
        <style:tab-stops>
          <style:tab-stop style:position="1.707cm"/>
          <style:tab-stop style:position="2.309cm"/>
          <style:tab-stop style:position="2.91cm"/>
          <style:tab-stop style:position="3.512cm"/>
          <style:tab-stop style:position="4.306cm"/>
        </style:tab-stops>
        <style:background-image/>
      </style:paragraph-properties>
      <style:text-properties style:font-name="Arial" fo:font-size="9pt" officeooo:paragraph-rsid="006a344e" style:font-size-asian="9pt" style:font-size-complex="9pt"/>
    </style:style>
    <style:style style:name="P13" style:family="paragraph" style:parent-style-name="Standard">
      <style:paragraph-properties fo:margin-left="1.011cm" fo:margin-right="0cm" fo:margin-top="0cm" fo:margin-bottom="0cm" style:contextual-spacing="false" fo:text-indent="0cm" style:auto-text-indent="false" fo:background-color="#e6e6e6">
        <style:tab-stops>
          <style:tab-stop style:position="1.707cm"/>
          <style:tab-stop style:position="2.309cm"/>
          <style:tab-stop style:position="2.91cm"/>
          <style:tab-stop style:position="3.512cm"/>
          <style:tab-stop style:position="4.306cm"/>
        </style:tab-stops>
        <style:background-image/>
      </style:paragraph-properties>
      <style:text-properties style:font-name="Arial" fo:font-size="9pt" officeooo:paragraph-rsid="006fd2ca" style:font-size-asian="9pt" style:font-size-complex="9pt"/>
    </style:style>
    <style:style style:name="P14" style:family="paragraph" style:parent-style-name="Standard">
      <style:paragraph-properties fo:margin-left="1.011cm" fo:margin-right="0cm" fo:margin-top="0cm" fo:margin-bottom="0cm" style:contextual-spacing="false" fo:text-indent="0cm" style:auto-text-indent="false" fo:background-color="#e6e6e6">
        <style:tab-stops>
          <style:tab-stop style:position="1.707cm"/>
          <style:tab-stop style:position="2.309cm"/>
          <style:tab-stop style:position="2.91cm"/>
          <style:tab-stop style:position="3.512cm"/>
          <style:tab-stop style:position="4.306cm"/>
        </style:tab-stops>
        <style:background-image/>
      </style:paragraph-properties>
      <style:text-properties style:font-name="Arial" fo:font-size="9pt" officeooo:paragraph-rsid="00768876" style:font-size-asian="9pt" style:font-size-complex="9pt"/>
    </style:style>
    <style:style style:name="P15" style:family="paragraph" style:parent-style-name="Standard">
      <style:paragraph-properties fo:margin-left="1.011cm" fo:margin-right="0cm" fo:margin-top="0cm" fo:margin-bottom="0cm" style:contextual-spacing="false" fo:text-align="justify" style:justify-single-word="false" fo:text-indent="0cm" style:auto-text-indent="false" fo:background-color="#e6e6e6">
        <style:tab-stops>
          <style:tab-stop style:position="1.707cm"/>
          <style:tab-stop style:position="2.309cm"/>
          <style:tab-stop style:position="2.91cm"/>
          <style:tab-stop style:position="3.512cm"/>
          <style:tab-stop style:position="4.306cm"/>
        </style:tab-stops>
        <style:background-image/>
      </style:paragraph-properties>
      <style:text-properties style:font-name="Arial" fo:font-size="9pt" officeooo:paragraph-rsid="006bbd27" style:font-size-asian="9pt" style:font-size-complex="9pt"/>
    </style:style>
    <style:style style:name="P16" style:family="paragraph" style:parent-style-name="Standard">
      <style:paragraph-properties fo:margin-left="1.011cm" fo:margin-right="0cm" fo:margin-top="0cm" fo:margin-bottom="0cm" style:contextual-spacing="false" fo:text-indent="0cm" style:auto-text-indent="false" fo:background-color="#e6e6e6">
        <style:tab-stops>
          <style:tab-stop style:position="1.707cm"/>
          <style:tab-stop style:position="2.309cm"/>
          <style:tab-stop style:position="2.91cm"/>
          <style:tab-stop style:position="3.512cm"/>
          <style:tab-stop style:position="4.306cm"/>
        </style:tab-stops>
        <style:background-image/>
      </style:paragraph-properties>
      <style:text-properties style:font-name="Arial" fo:font-size="9pt" fo:font-weight="bold" officeooo:paragraph-rsid="006fd2ca" style:font-size-asian="9pt" style:font-weight-asian="bold" style:font-size-complex="9pt" style:font-weight-complex="bold"/>
    </style:style>
    <style:style style:name="P17" style:family="paragraph" style:parent-style-name="Standard">
      <style:paragraph-properties fo:margin-left="1.011cm" fo:margin-right="0cm" fo:margin-top="0cm" fo:margin-bottom="0cm" style:contextual-spacing="false" fo:text-indent="0cm" style:auto-text-indent="false" fo:background-color="#e6e6e6">
        <style:tab-stops>
          <style:tab-stop style:position="1.707cm"/>
          <style:tab-stop style:position="2.309cm"/>
          <style:tab-stop style:position="2.91cm"/>
          <style:tab-stop style:position="3.512cm"/>
          <style:tab-stop style:position="4.306cm"/>
        </style:tab-stops>
        <style:background-image/>
      </style:paragraph-properties>
      <style:text-properties style:font-name="Arial" fo:font-size="9pt" fo:font-weight="bold" officeooo:paragraph-rsid="00768876" style:font-size-asian="9pt" style:font-weight-asian="bold" style:font-size-complex="9pt" style:font-weight-complex="bold"/>
    </style:style>
    <style:style style:name="P18" style:family="paragraph" style:parent-style-name="Standard">
      <style:paragraph-properties fo:margin-left="1.011cm" fo:margin-right="0cm" fo:margin-top="0cm" fo:margin-bottom="0cm" style:contextual-spacing="false" fo:text-align="justify" style:justify-single-word="false" fo:text-indent="0cm" style:auto-text-indent="false" fo:background-color="#e6e6e6">
        <style:tab-stops>
          <style:tab-stop style:position="1.707cm"/>
          <style:tab-stop style:position="2.309cm"/>
          <style:tab-stop style:position="2.91cm"/>
          <style:tab-stop style:position="3.512cm"/>
          <style:tab-stop style:position="4.306cm"/>
        </style:tab-stops>
        <style:background-image/>
      </style:paragraph-properties>
      <style:text-properties fo:color="#3f55bf" style:font-name="Arial" fo:font-size="9pt" officeooo:paragraph-rsid="006bbd27" style:font-size-asian="9pt" style:font-size-complex="9pt"/>
    </style:style>
    <style:style style:name="P19" style:family="paragraph" style:parent-style-name="Standard">
      <style:paragraph-properties fo:margin-left="1.011cm" fo:margin-right="0cm" fo:margin-top="0cm" fo:margin-bottom="0cm" style:contextual-spacing="false" fo:text-align="justify" style:justify-single-word="false" fo:text-indent="0cm" style:auto-text-indent="false" fo:background-color="#e6e6e6">
        <style:tab-stops>
          <style:tab-stop style:position="1.707cm"/>
          <style:tab-stop style:position="2.309cm"/>
          <style:tab-stop style:position="2.91cm"/>
          <style:tab-stop style:position="3.512cm"/>
          <style:tab-stop style:position="4.306cm"/>
        </style:tab-stops>
        <style:background-image/>
      </style:paragraph-properties>
      <style:text-properties fo:color="#000000" style:font-name="Arial" fo:font-size="9pt" officeooo:paragraph-rsid="006bbd27" style:font-size-asian="9pt" style:font-size-complex="9pt"/>
    </style:style>
    <style:style style:name="P20" style:family="paragraph" style:parent-style-name="Preformatted_20_Text">
      <style:paragraph-properties fo:margin-left="1.011cm" fo:margin-right="0cm" fo:margin-top="0cm" fo:margin-bottom="0cm" style:contextual-spacing="false" fo:text-indent="0cm" style:auto-text-indent="false" fo:background-color="#e6e6e6">
        <style:tab-stops>
          <style:tab-stop style:position="1.707cm"/>
          <style:tab-stop style:position="2.309cm"/>
          <style:tab-stop style:position="2.91cm"/>
          <style:tab-stop style:position="3.512cm"/>
          <style:tab-stop style:position="4.306cm"/>
        </style:tab-stops>
        <style:background-image/>
      </style:paragraph-properties>
      <style:text-properties officeooo:paragraph-rsid="006303d9"/>
    </style:style>
    <style:style style:name="P21" style:family="paragraph" style:parent-style-name="Preformatted_20_Text">
      <style:paragraph-properties fo:margin-left="1.011cm" fo:margin-right="0cm" fo:margin-top="0cm" fo:margin-bottom="0cm" style:contextual-spacing="false" fo:text-indent="0cm" style:auto-text-indent="false" fo:background-color="#e6e6e6">
        <style:tab-stops>
          <style:tab-stop style:position="1.707cm"/>
          <style:tab-stop style:position="2.309cm"/>
          <style:tab-stop style:position="2.91cm"/>
          <style:tab-stop style:position="3.512cm"/>
          <style:tab-stop style:position="4.306cm"/>
        </style:tab-stops>
        <style:background-image/>
      </style:paragraph-properties>
      <style:text-properties officeooo:paragraph-rsid="0065ef82"/>
    </style:style>
    <style:style style:name="P22" style:family="paragraph" style:parent-style-name="Preformatted_20_Text">
      <style:paragraph-properties fo:margin-left="1.011cm" fo:margin-right="0cm" fo:margin-top="0cm" fo:margin-bottom="0cm" style:contextual-spacing="false" fo:text-indent="0cm" style:auto-text-indent="false" fo:background-color="#e6e6e6">
        <style:tab-stops>
          <style:tab-stop style:position="1.707cm"/>
          <style:tab-stop style:position="2.309cm"/>
          <style:tab-stop style:position="2.91cm"/>
          <style:tab-stop style:position="3.512cm"/>
          <style:tab-stop style:position="4.306cm"/>
        </style:tab-stops>
        <style:background-image/>
      </style:paragraph-properties>
      <style:text-properties officeooo:paragraph-rsid="00671210"/>
    </style:style>
    <style:style style:name="P23" style:family="paragraph" style:parent-style-name="Preformatted_20_Text">
      <style:paragraph-properties fo:margin-left="1.011cm" fo:margin-right="0cm" fo:margin-top="0cm" fo:margin-bottom="0cm" style:contextual-spacing="false" fo:text-indent="0cm" style:auto-text-indent="false" fo:background-color="#e6e6e6">
        <style:tab-stops>
          <style:tab-stop style:position="1.707cm"/>
          <style:tab-stop style:position="2.309cm"/>
          <style:tab-stop style:position="2.91cm"/>
          <style:tab-stop style:position="3.512cm"/>
          <style:tab-stop style:position="4.306cm"/>
        </style:tab-stops>
        <style:background-image/>
      </style:paragraph-properties>
      <style:text-properties fo:color="#000000" style:font-name="Arial" fo:font-size="9pt" fo:font-weight="normal" officeooo:paragraph-rsid="0065ef82" style:font-size-asian="9pt" style:font-weight-asian="normal" style:font-size-complex="9pt" style:font-weight-complex="normal"/>
    </style:style>
    <style:style style:name="P24" style:family="paragraph" style:parent-style-name="Preformatted_20_Text">
      <style:paragraph-properties fo:margin-left="1.011cm" fo:margin-right="0cm" fo:margin-top="0cm" fo:margin-bottom="0cm" style:contextual-spacing="false" fo:text-indent="0cm" style:auto-text-indent="false" fo:background-color="#e6e6e6">
        <style:tab-stops>
          <style:tab-stop style:position="1.707cm"/>
          <style:tab-stop style:position="2.309cm"/>
          <style:tab-stop style:position="2.91cm"/>
          <style:tab-stop style:position="3.512cm"/>
          <style:tab-stop style:position="4.306cm"/>
        </style:tab-stops>
        <style:background-image/>
      </style:paragraph-properties>
      <style:text-properties fo:color="#000000" style:font-name="Arial" fo:font-size="9pt" officeooo:paragraph-rsid="0065ef82" style:font-size-asian="9pt" style:font-size-complex="9pt"/>
    </style:style>
    <style:style style:name="P25" style:family="paragraph" style:parent-style-name="Preformatted_20_Text">
      <style:paragraph-properties fo:margin-left="1.011cm" fo:margin-right="0cm" fo:margin-top="0cm" fo:margin-bottom="0cm" style:contextual-spacing="false" fo:text-indent="0cm" style:auto-text-indent="false" fo:background-color="#e6e6e6">
        <style:tab-stops>
          <style:tab-stop style:position="1.707cm"/>
          <style:tab-stop style:position="2.309cm"/>
          <style:tab-stop style:position="2.91cm"/>
          <style:tab-stop style:position="3.512cm"/>
          <style:tab-stop style:position="4.306cm"/>
        </style:tab-stops>
        <style:background-image/>
      </style:paragraph-properties>
      <style:text-properties fo:color="#000000" style:font-name="Arial" fo:font-size="9pt" officeooo:rsid="0065ef82" officeooo:paragraph-rsid="0065ef82" style:font-size-asian="9pt" style:font-size-complex="9pt"/>
    </style:style>
    <style:style style:name="P26" style:family="paragraph" style:parent-style-name="Standard" style:master-page-name="">
      <style:paragraph-properties fo:margin-left="1.011cm" fo:margin-right="0cm" fo:margin-top="0cm" fo:margin-bottom="0cm" style:contextual-spacing="false" fo:text-indent="0cm" style:auto-text-indent="false" style:page-number="auto" fo:background-color="#e6e6e6">
        <style:tab-stops>
          <style:tab-stop style:position="1.707cm"/>
          <style:tab-stop style:position="2.309cm"/>
          <style:tab-stop style:position="2.91cm"/>
          <style:tab-stop style:position="3.512cm"/>
          <style:tab-stop style:position="4.306cm"/>
        </style:tab-stops>
        <style:background-image/>
      </style:paragraph-properties>
      <style:text-properties style:font-name="Arial" fo:font-size="9pt" officeooo:paragraph-rsid="006a344e" style:font-size-asian="9pt" style:font-size-complex="9pt"/>
    </style:style>
    <style:style style:name="P27" style:family="paragraph" style:parent-style-name="Standard" style:master-page-name="">
      <style:paragraph-properties fo:margin-left="1.011cm" fo:margin-right="0cm" fo:margin-top="0cm" fo:margin-bottom="0cm" style:contextual-spacing="false" fo:text-indent="0cm" style:auto-text-indent="false" style:page-number="auto" fo:background-color="#e6e6e6">
        <style:tab-stops>
          <style:tab-stop style:position="1.707cm"/>
          <style:tab-stop style:position="2.309cm"/>
          <style:tab-stop style:position="2.91cm"/>
          <style:tab-stop style:position="3.512cm"/>
          <style:tab-stop style:position="4.306cm"/>
        </style:tab-stops>
        <style:background-image/>
      </style:paragraph-properties>
      <style:text-properties style:font-name="Arial" fo:font-size="9pt" officeooo:paragraph-rsid="00768876" style:font-size-asian="9pt" style:font-size-complex="9pt"/>
    </style:style>
    <style:style style:name="P28" style:family="paragraph" style:parent-style-name="Standard" style:master-page-name="">
      <style:paragraph-properties fo:margin-left="1.011cm" fo:margin-right="0cm" fo:margin-top="0cm" fo:margin-bottom="0cm" style:contextual-spacing="false" fo:text-indent="0cm" style:auto-text-indent="false" style:page-number="auto" fo:background-color="#e6e6e6">
        <style:tab-stops>
          <style:tab-stop style:position="1.707cm"/>
          <style:tab-stop style:position="2.309cm"/>
          <style:tab-stop style:position="2.91cm"/>
          <style:tab-stop style:position="3.512cm"/>
          <style:tab-stop style:position="4.306cm"/>
        </style:tab-stops>
        <style:background-image/>
      </style:paragraph-properties>
      <style:text-properties style:font-name="Arial" fo:font-size="9pt" fo:font-weight="bold" officeooo:paragraph-rsid="006fd2ca" style:font-size-asian="9pt" style:font-weight-asian="bold" style:font-size-complex="9pt" style:font-weight-complex="bold"/>
    </style:style>
    <style:style style:name="P29" style:family="paragraph" style:parent-style-name="Standard" style:master-page-name="">
      <style:paragraph-properties fo:margin-left="1.011cm" fo:margin-right="0cm" fo:margin-top="0cm" fo:margin-bottom="0cm" style:contextual-spacing="false" fo:text-align="justify" style:justify-single-word="false" fo:text-indent="0cm" style:auto-text-indent="false" style:page-number="auto" fo:background-color="#e6e6e6">
        <style:tab-stops>
          <style:tab-stop style:position="1.707cm"/>
          <style:tab-stop style:position="2.309cm"/>
          <style:tab-stop style:position="2.91cm"/>
          <style:tab-stop style:position="3.512cm"/>
          <style:tab-stop style:position="4.306cm"/>
        </style:tab-stops>
        <style:background-image/>
      </style:paragraph-properties>
      <style:text-properties fo:color="#3f55bf" style:font-name="Arial" fo:font-size="9pt" fo:font-weight="normal" officeooo:paragraph-rsid="006bbd27" style:font-size-asian="9pt" style:font-weight-asian="normal" style:font-size-complex="9pt" style:font-weight-complex="normal"/>
    </style:style>
    <style:style style:name="P30" style:family="paragraph" style:parent-style-name="Preformatted_20_Text" style:master-page-name="">
      <style:paragraph-properties fo:margin-left="1.011cm" fo:margin-right="0cm" fo:margin-top="0cm" fo:margin-bottom="0cm" style:contextual-spacing="false" fo:text-indent="0cm" style:auto-text-indent="false" style:page-number="auto" fo:background-color="#e6e6e6">
        <style:tab-stops>
          <style:tab-stop style:position="1.707cm"/>
          <style:tab-stop style:position="2.309cm"/>
          <style:tab-stop style:position="2.91cm"/>
          <style:tab-stop style:position="3.512cm"/>
          <style:tab-stop style:position="4.306cm"/>
        </style:tab-stops>
        <style:background-image/>
      </style:paragraph-properties>
      <style:text-properties officeooo:paragraph-rsid="0065ef82"/>
    </style:style>
    <style:style style:name="P31" style:family="paragraph" style:parent-style-name="Preformatted_20_Text" style:master-page-name="">
      <style:paragraph-properties fo:margin-left="1.011cm" fo:margin-right="0cm" fo:margin-top="0cm" fo:margin-bottom="0cm" style:contextual-spacing="false" fo:text-indent="0cm" style:auto-text-indent="false" style:page-number="auto" fo:background-color="#e6e6e6">
        <style:tab-stops>
          <style:tab-stop style:position="1.707cm"/>
          <style:tab-stop style:position="2.309cm"/>
          <style:tab-stop style:position="2.91cm"/>
          <style:tab-stop style:position="3.512cm"/>
          <style:tab-stop style:position="4.306cm"/>
        </style:tab-stops>
        <style:background-image/>
      </style:paragraph-properties>
      <style:text-properties officeooo:paragraph-rsid="006303d9"/>
    </style:style>
    <style:style style:name="P32" style:family="paragraph" style:parent-style-name="Standard">
      <style:paragraph-properties fo:margin-left="1cm" fo:margin-right="0cm" fo:text-indent="0cm" style:auto-text-indent="false" fo:background-color="#e6e6e6">
        <style:background-image/>
      </style:paragraph-properties>
      <style:text-properties style:font-name="Arial" fo:font-size="9pt" officeooo:paragraph-rsid="007706c8" style:font-size-asian="9pt" style:font-size-complex="9pt"/>
    </style:style>
    <style:style style:name="P33" style:family="paragraph" style:parent-style-name="Preformatted_20_Text">
      <style:paragraph-properties fo:margin-left="1cm" fo:margin-right="0cm" fo:text-indent="0cm" style:auto-text-indent="false" fo:background-color="#e6e6e6">
        <style:background-image/>
      </style:paragraph-properties>
      <style:text-properties style:font-name="Arial" fo:font-size="9pt" officeooo:paragraph-rsid="0074f0e5" style:font-size-asian="9pt" style:font-size-complex="9pt"/>
    </style:style>
    <style:style style:name="P34" style:family="paragraph" style:parent-style-name="Standard" style:master-page-name="">
      <style:paragraph-properties fo:margin-left="1cm" fo:margin-right="0cm" fo:text-indent="0cm" style:auto-text-indent="false" style:page-number="auto" fo:background-color="#e6e6e6">
        <style:background-image/>
      </style:paragraph-properties>
      <style:text-properties style:font-name="Arial" fo:font-size="9pt" officeooo:paragraph-rsid="007706c8" style:font-size-asian="9pt" style:font-size-complex="9pt"/>
    </style:style>
    <style:style style:name="P35" style:family="paragraph" style:parent-style-name="Preformatted_20_Text">
      <style:paragraph-properties fo:margin-left="1cm" fo:margin-right="0cm" fo:margin-top="0cm" fo:margin-bottom="0.212cm" style:contextual-spacing="false" fo:text-align="justify" style:justify-single-word="false" fo:text-indent="0cm" style:auto-text-indent="false" fo:background-color="#e6e6e6">
        <style:background-image/>
      </style:paragraph-properties>
      <style:text-properties fo:color="#000000" style:font-name="Arial" fo:font-size="9pt" fo:font-weight="normal" officeooo:paragraph-rsid="0074f0e5" style:font-size-asian="9pt" style:font-weight-asian="normal" style:font-size-complex="9pt" style:font-weight-complex="normal"/>
    </style:style>
    <style:style style:name="P36" style:family="paragraph" style:parent-style-name="Standard">
      <style:paragraph-properties fo:margin-left="1.011cm" fo:margin-right="0cm" fo:margin-top="0cm" fo:margin-bottom="0cm" style:contextual-spacing="false" fo:text-indent="0cm" style:auto-text-indent="false" fo:background-color="#e6e6e6">
        <style:tab-stops>
          <style:tab-stop style:position="1.707cm"/>
          <style:tab-stop style:position="2.309cm"/>
          <style:tab-stop style:position="2.91cm"/>
          <style:tab-stop style:position="3.512cm"/>
          <style:tab-stop style:position="4.306cm"/>
        </style:tab-stops>
        <style:background-image/>
      </style:paragraph-properties>
      <style:text-properties fo:color="#000000" style:font-name="Arial" fo:font-size="9pt" officeooo:paragraph-rsid="006fd2ca" style:font-size-asian="9pt" style:font-size-complex="9pt"/>
    </style:style>
    <style:style style:name="P37" style:family="paragraph" style:parent-style-name="Standard">
      <style:paragraph-properties fo:margin-left="1.011cm" fo:margin-right="0cm" fo:margin-top="0cm" fo:margin-bottom="0cm" style:contextual-spacing="false" fo:text-indent="0cm" style:auto-text-indent="false" fo:background-color="#e6e6e6">
        <style:tab-stops>
          <style:tab-stop style:position="1.707cm"/>
          <style:tab-stop style:position="2.309cm"/>
          <style:tab-stop style:position="2.91cm"/>
          <style:tab-stop style:position="3.512cm"/>
          <style:tab-stop style:position="4.306cm"/>
        </style:tab-stops>
        <style:background-image/>
      </style:paragraph-properties>
      <style:text-properties fo:color="#000000" style:font-name="Arial" fo:font-size="9pt" officeooo:paragraph-rsid="007255e5" style:font-size-asian="9pt" style:font-size-complex="9pt"/>
    </style:style>
    <style:style style:name="P38" style:family="paragraph" style:parent-style-name="Standard">
      <style:paragraph-properties fo:margin-left="1.011cm" fo:margin-right="0cm" fo:margin-top="0cm" fo:margin-bottom="0cm" style:contextual-spacing="false" fo:text-indent="0cm" style:auto-text-indent="false" fo:background-color="#e6e6e6">
        <style:tab-stops>
          <style:tab-stop style:position="1.707cm"/>
          <style:tab-stop style:position="2.309cm"/>
          <style:tab-stop style:position="2.91cm"/>
          <style:tab-stop style:position="3.512cm"/>
          <style:tab-stop style:position="4.306cm"/>
        </style:tab-stops>
        <style:background-image/>
      </style:paragraph-properties>
      <style:text-properties fo:color="#000000" style:font-name="Arial" fo:font-size="9pt" officeooo:paragraph-rsid="00768876" style:font-size-asian="9pt" style:font-size-complex="9pt"/>
    </style:style>
    <style:style style:name="P39" style:family="paragraph" style:parent-style-name="Standard">
      <style:paragraph-properties fo:margin-left="1.011cm" fo:margin-right="0cm" fo:margin-top="0cm" fo:margin-bottom="0cm" style:contextual-spacing="false" fo:text-indent="0cm" style:auto-text-indent="false" fo:background-color="#e6e6e6">
        <style:tab-stops>
          <style:tab-stop style:position="1.707cm"/>
          <style:tab-stop style:position="2.309cm"/>
          <style:tab-stop style:position="2.91cm"/>
          <style:tab-stop style:position="3.512cm"/>
          <style:tab-stop style:position="4.306cm"/>
        </style:tab-stops>
        <style:background-image/>
      </style:paragraph-properties>
      <style:text-properties fo:color="#000000" style:font-name="Arial" fo:font-size="9pt" fo:font-weight="bold" officeooo:paragraph-rsid="006fd2ca" style:font-size-asian="9pt" style:font-weight-asian="bold" style:font-size-complex="9pt" style:font-weight-complex="bold"/>
    </style:style>
    <style:style style:name="P40" style:family="paragraph" style:parent-style-name="Standard">
      <style:paragraph-properties fo:margin-left="1.011cm" fo:margin-right="0cm" fo:margin-top="0cm" fo:margin-bottom="0cm" style:contextual-spacing="false" fo:text-indent="0cm" style:auto-text-indent="false" fo:background-color="#e6e6e6">
        <style:tab-stops>
          <style:tab-stop style:position="1.707cm"/>
          <style:tab-stop style:position="2.309cm"/>
          <style:tab-stop style:position="2.91cm"/>
          <style:tab-stop style:position="3.512cm"/>
          <style:tab-stop style:position="4.306cm"/>
        </style:tab-stops>
        <style:background-image/>
      </style:paragraph-properties>
      <style:text-properties fo:color="#557f5f" style:font-name="Arial" fo:font-size="9pt" officeooo:paragraph-rsid="006fd2ca" style:font-size-asian="9pt" style:font-size-complex="9pt"/>
    </style:style>
    <style:style style:name="P41" style:family="paragraph" style:parent-style-name="Standard">
      <style:paragraph-properties fo:margin-left="1.011cm" fo:margin-right="0cm" fo:margin-top="0cm" fo:margin-bottom="0cm" style:contextual-spacing="false" fo:text-indent="0cm" style:auto-text-indent="false" fo:background-color="#e6e6e6">
        <style:tab-stops>
          <style:tab-stop style:position="1.707cm"/>
          <style:tab-stop style:position="2.309cm"/>
          <style:tab-stop style:position="2.91cm"/>
          <style:tab-stop style:position="3.512cm"/>
          <style:tab-stop style:position="4.306cm"/>
        </style:tab-stops>
        <style:background-image/>
      </style:paragraph-properties>
      <style:text-properties style:font-name="Arial" fo:font-size="9pt" officeooo:paragraph-rsid="0079a0ef" style:font-size-asian="9pt" style:font-size-complex="9pt"/>
    </style:style>
    <style:style style:name="P42" style:family="paragraph" style:parent-style-name="Standard" style:master-page-name="">
      <style:paragraph-properties fo:margin-left="1.011cm" fo:margin-right="0cm" fo:margin-top="0cm" fo:margin-bottom="0cm" style:contextual-spacing="false" fo:text-indent="0cm" style:auto-text-indent="false" style:page-number="auto" fo:background-color="#e6e6e6">
        <style:tab-stops>
          <style:tab-stop style:position="1.707cm"/>
          <style:tab-stop style:position="2.309cm"/>
          <style:tab-stop style:position="2.91cm"/>
          <style:tab-stop style:position="3.512cm"/>
          <style:tab-stop style:position="4.306cm"/>
        </style:tab-stops>
        <style:background-image/>
      </style:paragraph-properties>
      <style:text-properties style:font-name="Arial" fo:font-size="9pt" officeooo:paragraph-rsid="0079a0ef" style:font-size-asian="9pt" style:font-size-complex="9pt"/>
    </style:style>
    <style:style style:name="P43" style:family="paragraph" style:parent-style-name="Standard">
      <style:paragraph-properties fo:margin-left="1cm" fo:margin-right="0cm" fo:text-indent="0cm" style:auto-text-indent="false" fo:background-color="#e6e6e6">
        <style:background-image/>
      </style:paragraph-properties>
      <style:text-properties fo:color="#000000" style:font-name="Arial" fo:font-size="9pt" fo:font-weight="normal" officeooo:rsid="006303d9" officeooo:paragraph-rsid="007706c8" style:font-size-asian="9pt" style:font-weight-asian="normal" style:font-size-complex="9pt" style:font-weight-complex="normal"/>
    </style:style>
    <style:style style:name="P44" style:family="paragraph" style:parent-style-name="Text_20_body">
      <style:paragraph-properties fo:margin-left="0.499cm" fo:margin-right="0cm" fo:margin-top="0cm" fo:margin-bottom="0.212cm" style:contextual-spacing="false" fo:text-align="justify" style:justify-single-word="false" fo:text-indent="0.499cm" style:auto-text-indent="false"/>
      <style:text-properties fo:color="#000000" style:font-name="Monospace" fo:font-size="11pt" fo:font-weight="normal" officeooo:paragraph-rsid="001b6579" style:font-size-asian="11pt" style:font-weight-asian="normal" style:font-size-complex="11pt" style:font-weight-complex="normal"/>
    </style:style>
    <style:style style:name="P45" style:family="paragraph" style:parent-style-name="Text_20_body" style:master-page-name="">
      <style:paragraph-properties fo:margin-left="0.499cm" fo:margin-right="0cm" fo:margin-top="0cm" fo:margin-bottom="0.212cm" style:contextual-spacing="false" fo:text-align="justify" style:justify-single-word="false" fo:text-indent="0.499cm" style:auto-text-indent="false" style:page-number="auto"/>
      <style:text-properties fo:font-size="11pt" fo:font-weight="normal" officeooo:rsid="0065e473" officeooo:paragraph-rsid="0078be43" style:font-size-asian="9.60000038146973pt" style:font-weight-asian="normal" style:font-size-complex="11pt" style:font-weight-complex="normal"/>
    </style:style>
    <style:style style:name="P46" style:family="paragraph" style:parent-style-name="Preformatted_20_Text" style:master-page-name="">
      <style:paragraph-properties fo:margin-left="1cm" fo:margin-right="0cm" fo:text-indent="0cm" style:auto-text-indent="false" style:page-number="auto" fo:background-color="#e6e6e6">
        <style:background-image/>
      </style:paragraph-properties>
      <style:text-properties style:font-name="Arial" fo:font-size="9pt" fo:font-weight="normal" officeooo:rsid="006303d9" officeooo:paragraph-rsid="0074f0e5" style:font-size-asian="9pt" style:font-weight-asian="normal" style:font-size-complex="9pt" style:font-weight-complex="normal"/>
    </style:style>
    <style:style style:name="P47" style:family="paragraph" style:parent-style-name="Table_20_Contents" style:master-page-name="Standard">
      <style:paragraph-properties fo:text-align="center" style:justify-single-word="false" style:page-number="auto"/>
      <style:text-properties fo:font-size="20pt" fo:font-weight="bold" officeooo:rsid="006303d9" officeooo:paragraph-rsid="0059cf7e" style:font-size-asian="20pt" style:font-weight-asian="bold" style:font-size-complex="20pt" style:font-weight-complex="bold"/>
    </style:style>
    <style:style style:name="P48" style:family="paragraph" style:parent-style-name="Szamozas1">
      <style:text-properties fo:language="en" fo:country="US" officeooo:rsid="006303d9" officeooo:paragraph-rsid="006303d9"/>
    </style:style>
    <style:style style:name="P49" style:family="paragraph" style:parent-style-name="Szamozas1">
      <style:text-properties officeooo:paragraph-rsid="0074f0e5"/>
    </style:style>
    <style:style style:name="P50" style:family="paragraph" style:parent-style-name="Szamozas1">
      <style:text-properties officeooo:rsid="0078be43" officeooo:paragraph-rsid="0078be43"/>
    </style:style>
    <style:style style:name="P51" style:family="paragraph" style:parent-style-name="Szamozas1" style:master-page-name="">
      <style:paragraph-properties style:page-number="auto"/>
      <style:text-properties fo:language="en" fo:country="US" officeooo:rsid="0065e473" officeooo:paragraph-rsid="0065e473"/>
    </style:style>
    <style:style style:name="P52" style:family="paragraph" style:parent-style-name="Szamozas1" style:master-page-name="">
      <style:paragraph-properties style:page-number="auto"/>
      <style:text-properties fo:language="en" fo:country="US" officeooo:rsid="006a344e" officeooo:paragraph-rsid="006a344e"/>
    </style:style>
    <style:style style:name="P53" style:family="paragraph" style:parent-style-name="Szamozas1" style:master-page-name="">
      <style:paragraph-properties style:page-number="auto"/>
      <style:text-properties fo:language="en" fo:country="US" officeooo:rsid="006fd2ca" officeooo:paragraph-rsid="006fd2ca"/>
    </style:style>
    <style:style style:name="T1" style:family="text">
      <style:text-properties fo:color="#000000"/>
    </style:style>
    <style:style style:name="T2" style:family="text">
      <style:text-properties fo:color="#000000" fo:font-size="10pt" style:font-size-asian="10pt"/>
    </style:style>
    <style:style style:name="T3" style:family="text">
      <style:text-properties fo:color="#000000" fo:font-size="10pt" fo:font-weight="normal" style:font-size-asian="10pt" style:font-weight-asian="normal" style:font-size-complex="9pt" style:font-weight-complex="normal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fo:font-weight="normal" officeooo:rsid="006c456c" style:font-weight-asian="normal" style:font-weight-complex="normal"/>
    </style:style>
    <style:style style:name="T6" style:family="text">
      <style:text-properties fo:color="#000000" style:font-name="Arial" fo:font-size="9pt" style:font-size-asian="9pt" style:font-size-complex="9pt"/>
    </style:style>
    <style:style style:name="T7" style:family="text">
      <style:text-properties fo:color="#000000" style:font-name="Arial" fo:font-size="9pt" fo:font-weight="normal" style:font-size-asian="9pt" style:font-weight-asian="normal" style:font-size-complex="9pt" style:font-weight-complex="normal"/>
    </style:style>
    <style:style style:name="T8" style:family="text">
      <style:text-properties fo:color="#000000" style:font-name="Arial" fo:font-size="9pt" fo:font-weight="bold" style:font-size-asian="9pt" style:font-weight-asian="bold" style:font-size-complex="9pt"/>
    </style:style>
    <style:style style:name="T9" style:family="text"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T10" style:family="text">
      <style:text-properties fo:color="#000000" officeooo:rsid="006c456c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style:font-name="Monospace" fo:font-size="10pt" style:font-size-asian="10pt"/>
    </style:style>
    <style:style style:name="T13" style:family="text">
      <style:text-properties fo:color="#000000" style:font-name="Monospace" fo:font-size="10pt" fo:font-weight="normal" style:font-size-asian="10pt" style:font-weight-asian="normal" style:font-size-complex="9pt" style:font-weight-complex="normal"/>
    </style:style>
    <style:style style:name="T14" style:family="text">
      <style:text-properties fo:color="#000000" officeooo:rsid="0079a0ef"/>
    </style:style>
    <style:style style:name="T15" style:family="text">
      <style:text-properties fo:font-size="11pt" fo:font-weight="normal" officeooo:rsid="00196f09" style:font-size-asian="9.60000038146973pt" style:font-weight-asian="normal" style:font-size-complex="11pt" style:font-weight-complex="normal"/>
    </style:style>
    <style:style style:name="T16" style:family="text">
      <style:text-properties fo:color="#7f0055"/>
    </style:style>
    <style:style style:name="T17" style:family="text">
      <style:text-properties fo:color="#7f0055" fo:font-weight="bold" style:font-weight-asian="bold"/>
    </style:style>
    <style:style style:name="T18" style:family="text">
      <style:text-properties fo:color="#7f0055" fo:font-weight="bold" style:font-weight-asian="bold" style:font-weight-complex="bold"/>
    </style:style>
    <style:style style:name="T19" style:family="text">
      <style:text-properties fo:color="#7f0055" fo:font-weight="bold" style:font-weight-asian="bold" style:font-weight-complex="normal"/>
    </style:style>
    <style:style style:name="T20" style:family="text">
      <style:text-properties fo:color="#7f0055" fo:font-size="10pt" fo:font-weight="bold" style:font-size-asian="10pt" style:font-weight-asian="bold"/>
    </style:style>
    <style:style style:name="T21" style:family="text">
      <style:text-properties fo:color="#7f0055" fo:font-size="10pt" fo:font-weight="bold" style:font-size-asian="10pt" style:font-weight-asian="bold" style:font-size-complex="9pt" style:font-weight-complex="normal"/>
    </style:style>
    <style:style style:name="T22" style:family="text">
      <style:text-properties fo:color="#7f0055" style:font-name="Arial" fo:font-size="9pt" fo:font-weight="bold" style:font-size-asian="9pt" style:font-weight-asian="bold" style:font-size-complex="9pt"/>
    </style:style>
    <style:style style:name="T23" style:family="text">
      <style:text-properties fo:color="#7f0055" style:font-name="Monospace" fo:font-size="10pt" fo:font-weight="bold" style:font-size-asian="10pt" style:font-weight-asian="bold"/>
    </style:style>
    <style:style style:name="T24" style:family="text">
      <style:text-properties fo:color="#7f0055" style:font-name="Monospace" fo:font-size="10pt" fo:font-weight="bold" style:font-size-asian="10pt" style:font-weight-asian="bold" style:font-size-complex="9pt" style:font-weight-complex="normal"/>
    </style:style>
    <style:style style:name="T25" style:family="text">
      <style:text-properties fo:color="#0000c0"/>
    </style:style>
    <style:style style:name="T26" style:family="text">
      <style:text-properties fo:color="#0000c0" fo:font-size="10pt" style:font-size-asian="10pt"/>
    </style:style>
    <style:style style:name="T27" style:family="text">
      <style:text-properties fo:color="#0000c0" fo:font-size="10pt" fo:font-weight="normal" style:font-size-asian="10pt" style:font-weight-asian="normal" style:font-size-complex="9pt" style:font-weight-complex="normal"/>
    </style:style>
    <style:style style:name="T28" style:family="text">
      <style:text-properties fo:color="#0000c0" fo:font-weight="normal" style:font-weight-asian="normal" style:font-weight-complex="normal"/>
    </style:style>
    <style:style style:name="T29" style:family="text">
      <style:text-properties fo:color="#0000c0" fo:font-weight="normal" officeooo:rsid="006a344e" style:font-weight-asian="normal" style:font-weight-complex="normal"/>
    </style:style>
    <style:style style:name="T30" style:family="text">
      <style:text-properties fo:color="#0000c0" style:font-name="Arial" fo:font-size="9pt" style:font-size-asian="9pt" style:font-size-complex="9pt"/>
    </style:style>
    <style:style style:name="T31" style:family="text">
      <style:text-properties fo:color="#0000c0" style:font-name="Arial" fo:font-size="9pt" fo:font-weight="bold" style:font-size-asian="9pt" style:font-weight-asian="bold" style:font-size-complex="9pt" style:font-weight-complex="bold"/>
    </style:style>
    <style:style style:name="T32" style:family="text">
      <style:text-properties fo:color="#0000c0" style:font-name="Arial" fo:font-size="9pt" fo:font-weight="normal" style:font-size-asian="9pt" style:font-weight-asian="normal" style:font-size-complex="9pt" style:font-weight-complex="normal"/>
    </style:style>
    <style:style style:name="T33" style:family="text">
      <style:text-properties fo:color="#0000c0" fo:font-weight="bold" style:font-weight-asian="bold" style:font-weight-complex="bold"/>
    </style:style>
    <style:style style:name="T34" style:family="text">
      <style:text-properties fo:color="#0000c0" style:font-name="Monospace" fo:font-size="10pt" style:font-size-asian="10pt"/>
    </style:style>
    <style:style style:name="T35" style:family="text">
      <style:text-properties fo:color="#0000c0" style:font-name="Monospace" fo:font-size="10pt" fo:font-weight="normal" style:font-size-asian="10pt" style:font-weight-asian="normal" style:font-size-complex="9pt" style:font-weight-complex="normal"/>
    </style:style>
    <style:style style:name="T36" style:family="text">
      <style:text-properties fo:language="hu" fo:country="HU"/>
    </style:style>
    <style:style style:name="T37" style:family="text">
      <style:text-properties style:font-name="Arial" fo:font-size="9pt" style:font-size-asian="9pt" style:font-size-complex="9pt"/>
    </style:style>
    <style:style style:name="T38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39" style:family="text">
      <style:text-properties style:font-name="Arial" fo:font-size="9pt" fo:font-weight="normal" officeooo:rsid="00196f09" style:font-size-asian="9pt" style:font-weight-asian="normal" style:font-size-complex="9pt" style:font-weight-complex="normal"/>
    </style:style>
    <style:style style:name="T40" style:family="text">
      <style:text-properties fo:color="#3f55bf"/>
    </style:style>
    <style:style style:name="T41" style:family="text">
      <style:text-properties fo:color="#7f9fbf" fo:font-weight="bold" style:font-weight-asian="bold"/>
    </style:style>
    <style:style style:name="T42" style:family="text">
      <style:text-properties fo:color="#557f5f"/>
    </style:style>
    <style:style style:name="T43" style:family="text">
      <style:text-properties fo:color="#557f5f" fo:font-size="10pt" style:font-size-asian="10pt"/>
    </style:style>
    <style:style style:name="T44" style:family="text">
      <style:text-properties fo:color="#557f5f" fo:font-weight="normal" style:font-weight-asian="normal" style:font-weight-complex="normal"/>
    </style:style>
    <style:style style:name="T45" style:family="text">
      <style:text-properties fo:color="#557f5f" style:font-name="Monospace" fo:font-size="10pt" style:font-size-asian="10pt"/>
    </style:style>
    <style:style style:name="T46" style:family="text">
      <style:text-properties fo:color="#557f5f" officeooo:rsid="0079a0ef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language="en" fo:country="US"/>
    </style:style>
    <style:style style:name="T49" style:family="text">
      <style:text-properties fo:language="en" fo:country="US" officeooo:rsid="006fd2ca"/>
    </style:style>
    <style:style style:name="T50" style:family="text">
      <style:text-properties fo:language="en" fo:country="US" officeooo:rsid="0074f0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PHP</text:p>
      <text:p text:style-name="P1"/>
      <text:list xml:id="list9047573489753589983" text:style-name="Sajat_20_szamozas">
        <text:list-item>
          <text:h text:style-name="P48" text:outline-level="1">pg_connect nem dob exception-t</text:h>
        </text:list-item>
      </text:list>
      <text:p text:style-name="P2"/>
      <text:p text:style-name="P7">L<text:span text:style-name="T36">étre kell hozni egy kivétel kezelő függvényt, ami explicit dob egy exceptiont, majd a set_error_handler() függvénynek</text:span></text:p>
      <text:p text:style-name="P31"><text:span text:style-name="Source_20_Text"><text:span text:style-name="T37">function exception_error_handler($errno, $errstr, $errfile, $errline ) {</text:span></text:span></text:p>
      <text:p text:style-name="P31"><text:span text:style-name="Source_20_Text"><text:span text:style-name="T38"><text:tab/>throw new ErrorException</text:span></text:span><text:span text:style-name="Source_20_Text"><text:span text:style-name="T37">($errstr, $errno, 0, $errfile, $errline);</text:span></text:span></text:p>
      <text:p text:style-name="P20"><text:span text:style-name="Source_20_Text"><text:span text:style-name="T37">}</text:span></text:span></text:p>
      <text:p text:style-name="P20"><text:span text:style-name="Source_20_Text"><text:span text:style-name="T38">set_error_handler</text:span></text:span><text:span text:style-name="Source_20_Text"><text:span text:style-name="T37">("exception_error_handler");</text:span></text:span></text:p>
      <text:p text:style-name="P20"><text:span text:style-name="Source_20_Text"><text:span text:style-name="T37">try {</text:span></text:span></text:p>
      <text:p text:style-name="P20"><text:span text:style-name="Source_20_Text"><text:span text:style-name="T37"><text:tab/>$conn=@pg_connect("host=dbhost user=dbuser dbname=db password=dbpass");</text:span></text:span></text:p>
      <text:p text:style-name="P20"><text:span text:style-name="Source_20_Text"><text:span text:style-name="T37">} Catch (Exception $e) {</text:span></text:span></text:p>
      <text:p text:style-name="P20"><text:span text:style-name="Source_20_Text"><text:span text:style-name="T37"><text:tab/>Echo $e-&gt;getMessage();</text:span></text:span></text:p>
      <text:p text:style-name="P20"><text:span text:style-name="Source_20_Text"><text:span text:style-name="T39">}</text:span></text:span></text:p>
      <text:p text:style-name="P11"><text:span text:style-name="Source_20_Text"><text:span text:style-name="T15"/></text:span></text:p>
      <text:list xml:id="list103957814492439" text:continue-numbering="true" text:style-name="Sajat_20_szamozas">
        <text:list-item>
          <text:h text:style-name="P51" text:outline-level="1">postgresql Array használata PHP-ben</text:h>
        </text:list-item>
      </text:list>
      <text:p text:style-name="P3"/>
      <text:p text:style-name="P8">Ha array-t használunk valamely postgresql mezőben, akkor ha azt átalakítás nélkül használni szeretnánk PHP-ben, akkor az String-gé válik. Megoldás a json-ba kódolás Select-kor és encode-olása használatkor</text:p>
      <text:p text:style-name="P30"><text:span text:style-name="Source_20_Text"><text:span text:style-name="T39">}</text:span></text:span></text:p>
      <text:p text:style-name="P21"><text:span text:style-name="T6">$tour_list = pg_query($dbconn, </text:span><text:span text:style-name="T30">"SELECT t.id as id, </text:span><text:span text:style-name="T31">array_to_json(t.route)</text:span><text:span text:style-name="T30"> as route FROM excursions e</text:span><text:span text:style-name="T6">);</text:span></text:p>
      <text:p text:style-name="P23">…</text:p>
      <text:p text:style-name="P21"><text:span text:style-name="T22">while </text:span><text:span text:style-name="T6">($tour_row = pg_fetch_assoc($tour_list)) {</text:span></text:p>
      <text:p text:style-name="P22"><text:span text:style-name="T7"><text:tab/>$array = </text:span><text:span text:style-name="T9">json_decode</text:span><text:span text:style-name="T7">($tour_row[</text:span><text:span text:style-name="T32">'route'</text:span><text:span text:style-name="T7">]);</text:span></text:p>
      <text:p text:style-name="P21"><text:span text:style-name="T8"><text:tab/></text:span><text:span text:style-name="T22">foreach</text:span><text:span text:style-name="T6">( $array </text:span><text:span text:style-name="T22">as </text:span><text:span text:style-name="T6">$coord ){</text:span></text:p>
      <text:p text:style-name="P21"><text:span text:style-name="T6"><text:tab/><text:tab/>$coord[</text:span><text:span text:style-name="T30">'0'</text:span><text:span text:style-name="T6">]...</text:span></text:p>
      <text:p text:style-name="P21"><text:span text:style-name="T6"><text:tab/><text:tab/>$coord[</text:span><text:span text:style-name="T30">'1'</text:span><text:span text:style-name="T6">]...</text:span></text:p>
      <text:p text:style-name="P24"><text:tab/>}</text:p>
      <text:p text:style-name="P25">}</text:p>
      <text:p text:style-name="P9"/>
      <text:list xml:id="list103957734107974" text:continue-numbering="true" text:style-name="Sajat_20_szamozas">
        <text:list-item>
          <text:h text:style-name="P52" text:outline-level="1">String formátumú dátumhoz hozzáadunk 1 napot</text:h>
        </text:list-item>
      </text:list>
      <text:p text:style-name="P4"/>
      <text:p text:style-name="P26"><text:span text:style-name="T4">$</text:span><text:span text:style-name="T5">start_</text:span><text:span text:style-name="T4">time = <text:s/>strtotime( </text:span><text:span text:style-name="T28">'</text:span><text:span text:style-name="T29">2015-01-01</text:span><text:span text:style-name="T28">'</text:span><text:span text:style-name="T4">);</text:span></text:p>
      <text:p text:style-name="P12"><text:span text:style-name="T1">$</text:span><text:span text:style-name="T10">shifted_</text:span><text:span text:style-name="T1">time = <text:s/>strtotime( </text:span><text:span text:style-name="T25">'+1 day'</text:span><text:span text:style-name="T1">, $</text:span><text:span text:style-name="T10">start_</text:span><text:span text:style-name="T1">time );<text:tab/><text:tab/><text:tab/><text:tab/></text:span></text:p>
      <text:p text:style-name="P12"><text:span text:style-name="T1">$date_start = date( </text:span><text:span text:style-name="T25">"Y-m-d"</text:span><text:span text:style-name="T1">, $</text:span><text:span text:style-name="T10">shifted_</text:span><text:span text:style-name="T1">time);</text:span></text:p>
      <text:p text:style-name="P9"/>
      <text:p text:style-name="P29">/**</text:p>
      <text:p text:style-name="P18">* </text:p>
      <text:p text:style-name="P18">* It gives $DayShiftString days to the $DateString date</text:p>
      <text:p text:style-name="P18">* </text:p>
      <text:p text:style-name="P15"><text:span text:style-name="T40">* </text:span><text:span text:style-name="T41">@param</text:span><text:span text:style-name="T40"> unknown $DateString</text:span></text:p>
      <text:p text:style-name="P15"><text:span text:style-name="T40">* </text:span><text:span text:style-name="T41">@param</text:span><text:span text:style-name="T40"> unknown $DayShiftString</text:span></text:p>
      <text:p text:style-name="P15"><text:span text:style-name="T40">* </text:span><text:span text:style-name="T41">@return</text:span><text:span text:style-name="T40"> string</text:span></text:p>
      <text:p text:style-name="P18">*/</text:p>
      <text:p text:style-name="P15"><text:span text:style-name="T17">function </text:span><text:span text:style-name="T1">getDayShiftedDate( $DateString, $DayShiftString ){</text:span></text:p>
      <text:p text:style-name="P19"><text:tab/>$start_time = <text:s/>strtotime( $DateString );</text:p>
      <text:p text:style-name="P15"><text:span text:style-name="T1"><text:tab/>$shifted_time = <text:s/>strtotime( </text:span><text:span text:style-name="T25">'+' </text:span><text:span text:style-name="T1">. $DayShiftString . </text:span><text:span text:style-name="T25">' day'</text:span><text:span text:style-name="T1">, $start_time );</text:span></text:p>
      <text:p text:style-name="P15"><text:span text:style-name="T1"><text:tab/>$shifted_date = date( </text:span><text:span text:style-name="T25">"Y.m.d"</text:span><text:span text:style-name="T1">, $shifted_time);</text:span></text:p>
      <text:p text:style-name="P15"><text:span text:style-name="T1"><text:tab/></text:span><text:span text:style-name="T17">return </text:span><text:span text:style-name="T1">$shifted_date;</text:span></text:p>
      <text:p text:style-name="P19">}</text:p>
      <text:p text:style-name="P9"/>
      <text:p text:style-name="P9"/>
      <text:p text:style-name="P9"/>
      <text:p text:style-name="P9"/>
      <text:list xml:id="list103959656710719" text:continue-numbering="true" text:style-name="Sajat_20_szamozas">
        <text:list-item>
          <text:h text:style-name="P53" text:outline-level="1"><text:soft-page-break/>json üzenet küldése</text:h>
        </text:list-item>
      </text:list>
      <text:p text:style-name="P5"/>
      <text:p text:style-name="P28"><text:span text:style-name="T1">$excursion_array = </text:span><text:span text:style-name="T16">array</text:span><text:span text:style-name="T1">();</text:span></text:p>
      <text:p text:style-name="P36"/>
      <text:p text:style-name="P13"><text:span text:style-name="T1">$excursion_list = pg_query($dbconn, </text:span><text:span text:style-name="T25">"SELECT id, name, date_start, days, color FROM excursions ORDER BY date_start;"</text:span><text:span text:style-name="T1">);</text:span></text:p>
      <text:p text:style-name="P13"><text:span text:style-name="T17">if </text:span><text:span text:style-name="T1">(!$excursion_list) {</text:span></text:p>
      <text:p text:style-name="P13"><text:span text:style-name="T1"><text:tab/></text:span><text:span text:style-name="T17">echo </text:span><text:span text:style-name="T1">pg_last_error();</text:span></text:p>
      <text:p text:style-name="P13"><text:span text:style-name="T1"><text:tab/></text:span><text:span text:style-name="T17">exit</text:span><text:span text:style-name="T1">;</text:span></text:p>
      <text:p text:style-name="P36">}</text:p>
      <text:p text:style-name="P13"/>
      <text:p text:style-name="P40">//Through the excursion list</text:p>
      <text:p text:style-name="P13"><text:span text:style-name="T17">while </text:span><text:span text:style-name="T1">($row = pg_fetch_assoc($excursion_list)) {</text:span></text:p>
      <text:p text:style-name="P13"><text:span text:style-name="T1"><text:tab/>$start_time = <text:s/>strtotime( $row[</text:span><text:span text:style-name="T25">'date_start'</text:span><text:span text:style-name="T1">]);</text:span></text:p>
      <text:p text:style-name="P13"><text:span text:style-name="T1"><text:tab/>$next_time = <text:s/>strtotime( </text:span><text:span text:style-name="T25">'+' </text:span><text:span text:style-name="T1">. ($row[</text:span><text:span text:style-name="T25">'days'</text:span><text:span text:style-name="T1">]-1) . </text:span><text:span text:style-name="T25">' day'</text:span><text:span text:style-name="T1">, $start_time );</text:span></text:p>
      <text:p text:style-name="P13"><text:span text:style-name="T1"><text:tab/>$date = date( </text:span><text:span text:style-name="T25">"Y.m.d"</text:span><text:span text:style-name="T1">, $next_time);<text:tab/><text:tab/></text:span></text:p>
      <text:p text:style-name="P13"><text:span text:style-name="T1"><text:tab/></text:span><text:span text:style-name="T11">$excursion_array[] = </text:span><text:span text:style-name="T18">array</text:span><text:span text:style-name="T11">(</text:span></text:p>
      <text:p text:style-name="P16"><text:span text:style-name="T1"><text:tab/><text:tab/></text:span><text:span text:style-name="T25">"id" </text:span><text:span text:style-name="T1">=&gt; $row[</text:span><text:span text:style-name="T25">'id'</text:span><text:span text:style-name="T1">],</text:span></text:p>
      <text:p text:style-name="P16"><text:span text:style-name="T1"><text:tab/><text:tab/></text:span><text:span text:style-name="T25">"name" </text:span><text:span text:style-name="T1">=&gt; $row[</text:span><text:span text:style-name="T25">'name'</text:span><text:span text:style-name="T1">],</text:span></text:p>
      <text:p text:style-name="P16"><text:span text:style-name="T1"><text:tab/><text:tab/></text:span><text:span text:style-name="T25">"dateStart" </text:span><text:span text:style-name="T1">=&gt; $row[</text:span><text:span text:style-name="T25">'date_start'</text:span><text:span text:style-name="T1">],</text:span></text:p>
      <text:p text:style-name="P16"><text:span text:style-name="T1"><text:tab/><text:tab/></text:span><text:span text:style-name="T25">"dateEnd"</text:span><text:span text:style-name="T1">=&gt; $date,</text:span></text:p>
      <text:p text:style-name="P16"><text:span text:style-name="T1"><text:tab/><text:tab/></text:span><text:span text:style-name="T25">"days"</text:span><text:span text:style-name="T1">=&gt; $row[</text:span><text:span text:style-name="T25">'days'</text:span><text:span text:style-name="T1">],</text:span></text:p>
      <text:p text:style-name="P16"><text:span text:style-name="T1"><text:tab/><text:tab/></text:span><text:span text:style-name="T25">"color" </text:span><text:span text:style-name="T1">=&gt; $row[</text:span><text:span text:style-name="T25">'color'</text:span><text:span text:style-name="T1">]<text:tab/><text:tab/><text:tab/><text:tab/></text:span></text:p>
      <text:p text:style-name="P39"><text:tab/>);<text:tab/><text:tab/><text:tab/><text:tab/></text:p>
      <text:p text:style-name="P37">}</text:p>
      <text:p text:style-name="P37"><text:tab/></text:p>
      <text:p text:style-name="P16"><text:span text:style-name="T1">$json_array = </text:span><text:span text:style-name="T16">array</text:span><text:span text:style-name="T1">( </text:span><text:span text:style-name="T25">"excursions" </text:span><text:span text:style-name="T1">=&gt; $excursion_array );</text:span></text:p>
      <text:p text:style-name="P36"/>
      <text:p text:style-name="P13"><text:span text:style-name="T17">echo</text:span><text:span text:style-name="T18"> </text:span><text:span text:style-name="T11">json_encode( $json_array );</text:span></text:p>
      <text:p text:style-name="P10"/>
      <text:p text:style-name="P46">array(1) {</text:p>
      <text:p text:style-name="P33"><text:s text:c="2"/>["<text:span text:style-name="T47">excursions</text:span>"]=&gt;array(2) {</text:p>
      <text:p text:style-name="P33"><text:s text:c="4"/>[0]=&gt;array(6) {</text:p>
      <text:p text:style-name="P33"><text:s text:c="6"/>["id"]=&gt;string(1) "1"</text:p>
      <text:p text:style-name="P33"><text:s text:c="6"/>["name"]=&gt;string(8) "Berkenye"</text:p>
      <text:p text:style-name="P33"><text:s text:c="6"/>["dateStart"]=&gt;string(10) "2010-12-27"</text:p>
      <text:p text:style-name="P33"><text:s text:c="6"/>["dateEnd"]=&gt;string(10) "2010.12.29"</text:p>
      <text:p text:style-name="P33"><text:s text:c="6"/>["days"]=&gt;string(1) "3"</text:p>
      <text:p text:style-name="P33"><text:s text:c="6"/>["color"]=&gt;string(6) "0000FF"</text:p>
      <text:p text:style-name="P33"><text:s text:c="4"/>}</text:p>
      <text:p text:style-name="P33"><text:s text:c="4"/>[1]=&gt; array(6) {</text:p>
      <text:p text:style-name="P33"><text:s text:c="6"/>["id"]=&gt;string(1) "2"</text:p>
      <text:p text:style-name="P33"><text:s text:c="6"/>["name"]=&gt;string(9) "Hollókő"</text:p>
      <text:p text:style-name="P33"><text:s text:c="6"/>["dateStart"]=&gt;string(10) "2012-03-14"</text:p>
      <text:p text:style-name="P33"><text:s text:c="6"/>["dateEnd"]=&gt;string(10) "2012.03.14"</text:p>
      <text:p text:style-name="P33"><text:s text:c="6"/>["days"]=&gt;string(1) "1"</text:p>
      <text:p text:style-name="P33"><text:tab/>["color"]=&gt;</text:p>
      <text:p text:style-name="P33"><text:tab/>string(6) "00FF00"</text:p>
      <text:p text:style-name="P33"><text:s text:c="4"/>}</text:p>
      <text:p text:style-name="P33"><text:s text:c="2"/>}</text:p>
      <text:p text:style-name="P35">}</text:p>
      <text:list xml:id="list103958994445960" text:continue-numbering="true" text:style-name="Sajat_20_szamozas">
        <text:list-item>
          <text:h text:style-name="P49" text:outline-level="1"><text:span text:style-name="T50">xml</text:span><text:span text:style-name="T49"> üzenet küldése</text:span></text:h>
        </text:list-item>
      </text:list>
      <text:p text:style-name="P6"/>
      <text:p text:style-name="P27"><text:span text:style-name="T4"><text:tab/></text:span><text:span text:style-name="T44">//XML preparation</text:span></text:p>
      <text:p text:style-name="P14"><text:span text:style-name="T1"><text:tab/></text:span><text:span text:style-name="T11">$xmlResult = </text:span><text:span text:style-name="T18">new </text:span><text:span text:style-name="T11">DOMDocument(</text:span><text:span text:style-name="T33">'1.0'</text:span><text:span text:style-name="T11">, </text:span><text:span text:style-name="T33">'UTF-8'</text:span><text:span text:style-name="T11">);</text:span></text:p>
      <text:p text:style-name="P17"><text:span text:style-name="T1"><text:tab/>$xmlExcursions = $xmlResult-&gt;appendChild($xmlResult-&gt;createElement(</text:span><text:span text:style-name="T25">"excursions"</text:span><text:span text:style-name="T1">));</text:span></text:p>
      <text:p text:style-name="P14"/>
      <text:p text:style-name="P14"><text:span text:style-name="T1"><text:tab/>$excursion_list = pg_query($dbconn, </text:span><text:span text:style-name="T25">"SELECT id, name, date_start, days, color FROM excursions ORDER BY date_start;"</text:span><text:span text:style-name="T1">);</text:span></text:p>
      <text:p text:style-name="P14"><text:span text:style-name="T1"><text:tab/></text:span><text:span text:style-name="T17">if </text:span><text:span text:style-name="T1">(!$excursion_list) {</text:span></text:p>
      <text:p text:style-name="P14"><text:span text:style-name="T1"><text:tab/><text:tab/></text:span><text:span text:style-name="T17">echo </text:span><text:span text:style-name="T1">pg_last_error();</text:span></text:p>
      <text:p text:style-name="P14"><text:span text:style-name="T1"><text:tab/><text:tab/></text:span><text:span text:style-name="T17">exit</text:span><text:span text:style-name="T1">;</text:span></text:p>
      <text:p text:style-name="P38"><text:tab/>}</text:p>
      <text:p text:style-name="P14"/>
      <text:p text:style-name="P14"><text:soft-page-break/><text:span text:style-name="T1"><text:tab/></text:span><text:span text:style-name="T42">//Through the excursion list</text:span></text:p>
      <text:p text:style-name="P14"><text:span text:style-name="T1"><text:tab/></text:span><text:span text:style-name="T17">while </text:span><text:span text:style-name="T1">($row = pg_fetch_assoc($excursion_list)) {</text:span></text:p>
      <text:p text:style-name="P14"><text:span text:style-name="T1"><text:tab/><text:tab/>$start_time = <text:s/>strtotime( $row[</text:span><text:span text:style-name="T25">'date_start'</text:span><text:span text:style-name="T1">]);</text:span></text:p>
      <text:p text:style-name="P14"><text:span text:style-name="T1"><text:tab/><text:tab/>$next_time = <text:s/>strtotime( </text:span><text:span text:style-name="T25">'+' </text:span><text:span text:style-name="T1">. ($row[</text:span><text:span text:style-name="T25">'days'</text:span><text:span text:style-name="T1">]-1) . </text:span><text:span text:style-name="T25">' day'</text:span><text:span text:style-name="T1">, $start_time );</text:span></text:p>
      <text:p text:style-name="P14"><text:span text:style-name="T1"><text:tab/><text:tab/>$date = date( </text:span><text:span text:style-name="T25">"Y.m.d"</text:span><text:span text:style-name="T1">, $next_time);</text:span></text:p>
      <text:p text:style-name="P38"><text:tab/><text:tab/></text:p>
      <text:p text:style-name="P14"><text:span text:style-name="T1"><text:s/><text:tab/><text:tab/></text:span><text:span text:style-name="T42">//&lt;excursion&gt;</text:span></text:p>
      <text:p text:style-name="P14"><text:span text:style-name="T1"><text:tab/><text:tab/></text:span><text:span text:style-name="T11">$xmlExcursion = $xmlExcursions-&gt;appendChild( $xmlResult-&gt;createElement(</text:span><text:span text:style-name="T33">"excursion"</text:span><text:span text:style-name="T11">) );</text:span></text:p>
      <text:p text:style-name="P17"><text:span text:style-name="T1"><text:tab/><text:tab/>$xmlExcursion-&gt;setAttribute( </text:span><text:span text:style-name="T25">"id"</text:span><text:span text:style-name="T1">, $row[</text:span><text:span text:style-name="T25">'id'</text:span><text:span text:style-name="T1">]);</text:span></text:p>
      <text:p text:style-name="P17"><text:span text:style-name="T1"><text:tab/><text:tab/>$xmlExcursion-&gt;setAttribute( </text:span><text:span text:style-name="T25">"name"</text:span><text:span text:style-name="T1">, $row[</text:span><text:span text:style-name="T25">'name'</text:span><text:span text:style-name="T1">]);</text:span></text:p>
      <text:p text:style-name="P17"><text:span text:style-name="T1"><text:tab/><text:tab/>$xmlExcursion-&gt;setAttribute( </text:span><text:span text:style-name="T25">"dateStart"</text:span><text:span text:style-name="T1">, $row[</text:span><text:span text:style-name="T25">'date_start'</text:span><text:span text:style-name="T1">]);</text:span></text:p>
      <text:p text:style-name="P17"><text:span text:style-name="T1"><text:tab/><text:tab/>$xmlExcursion-&gt;setAttribute( </text:span><text:span text:style-name="T25">"dateEnd"</text:span><text:span text:style-name="T1">, $date);</text:span></text:p>
      <text:p text:style-name="P17"><text:span text:style-name="T1"><text:tab/><text:tab/>$xmlExcursion-&gt;setAttribute( </text:span><text:span text:style-name="T25">"days"</text:span><text:span text:style-name="T1">, $row[</text:span><text:span text:style-name="T25">'days'</text:span><text:span text:style-name="T1">]);</text:span></text:p>
      <text:p text:style-name="P17"><text:span text:style-name="T1"><text:tab/><text:tab/>$xmlExcursion-&gt;setAttribute( </text:span><text:span text:style-name="T25">"color"</text:span><text:span text:style-name="T1">, $row[</text:span><text:span text:style-name="T25">'color'</text:span><text:span text:style-name="T1">]);</text:span></text:p>
      <text:p text:style-name="P38"><text:tab/>}</text:p>
      <text:p text:style-name="P14"/>
      <text:p text:style-name="P14"><text:span text:style-name="T1"><text:tab/></text:span><text:span text:style-name="T17">echo</text:span><text:span text:style-name="T18"> </text:span><text:span text:style-name="T11">$xmlResult-&gt;saveXML();</text:span></text:p>
      <text:p text:style-name="P9"/>
      <text:p text:style-name="P34">&lt;excursions&gt;</text:p>
      <text:p text:style-name="P32"><text:tab/>&lt;excursion id="1" color="0000FF" days="3" dateend="2010.12.29" datestart="2010-12-27" name="Berkenye"&gt;</text:p>
      <text:p text:style-name="P32"><text:tab/>&lt;excursion id="2" color="00FF00" days="1" dateend="2012.03.14" datestart="2012-03-14" name="Hollókő"&gt;</text:p>
      <text:p text:style-name="P43">&lt;/excursions&gt;</text:p>
      <text:p text:style-name="P9"/>
      <text:list xml:id="list103959580886009" text:continue-numbering="true" text:style-name="Sajat_20_szamozas">
        <text:list-item>
          <text:h text:style-name="P50" text:outline-level="1"><text:span text:style-name="T50">C</text:span><text:span text:style-name="T48">ookie kezelés</text:span></text:h>
        </text:list-item>
      </text:list>
      <text:p text:style-name="P45"/>
      <text:p text:style-name="P42"><text:span text:style-name="T4">$ini = parse_ini_file( </text:span><text:span text:style-name="T28">"tris.ini"</text:span><text:span text:style-name="T4">, </text:span><text:span text:style-name="T19">true </text:span><text:span text:style-name="T4">);</text:span><text:span text:style-name="T1"><text:tab/></text:span></text:p>
      <text:p text:style-name="P41"><text:span text:style-name="T1">$defaultLanguage = $ini[</text:span><text:span text:style-name="T25">"international"</text:span><text:span text:style-name="T1">][</text:span><text:span text:style-name="T25">"default_language"</text:span><text:span text:style-name="T1">];</text:span></text:p>
      <text:p text:style-name="P41"><text:span text:style-name="T1">$language_file=</text:span><text:span text:style-name="T25">"translation/translation_" </text:span><text:span text:style-name="T1">. getActualLanguage() . </text:span><text:span text:style-name="T25">".ini"</text:span><text:span text:style-name="T1">;</text:span></text:p>
      <text:p text:style-name="P41"/>
      <text:p text:style-name="P41"><text:span text:style-name="T17">function </text:span><text:span text:style-name="T1">getActualLanguage(){</text:span></text:p>
      <text:p text:style-name="P41"><text:span text:style-name="T1"><text:tab/></text:span><text:span text:style-name="T17">global </text:span><text:span text:style-name="T1">$defaultLanguage;</text:span></text:p>
      <text:p text:style-name="P41"><text:span text:style-name="T1"><text:tab/></text:span><text:span text:style-name="T17">global </text:span><text:span text:style-name="T1">$cookieLanguage;</text:span></text:p>
      <text:p text:style-name="P41"/>
      <text:p text:style-name="P41"><text:span text:style-name="T1"><text:tab/></text:span><text:span text:style-name="T42">//If there is no language cookie</text:span></text:p>
      <text:p text:style-name="P41"><text:span text:style-name="T1"><text:tab/></text:span><text:span text:style-name="T17">if</text:span><text:span text:style-name="T1">(!</text:span><text:span text:style-name="T17">isset</text:span><text:span text:style-name="T1">($</text:span><text:span text:style-name="T11">_COOKIE[$cookieLanguage])</text:span><text:span text:style-name="T1">) {</text:span></text:p>
      <text:p text:style-name="P41"/>
      <text:p text:style-name="P41"><text:span text:style-name="T1"><text:tab/><text:tab/></text:span><text:span text:style-name="T42">//then it generate it</text:span></text:p>
      <text:p text:style-name="P41"><text:span text:style-name="T1"><text:tab/><text:tab/></text:span><text:span text:style-name="T11">setcookie( $cookieLanguage, $defaultLanguage );</text:span></text:p>
      <text:p text:style-name="P41"><text:span text:style-name="T1"><text:tab/><text:tab/></text:span><text:span text:style-name="T17">return </text:span><text:span text:style-name="T1">$defaultLanguage;</text:span></text:p>
      <text:p text:style-name="P41"/>
      <text:p text:style-name="P41"><text:tab/><text:span text:style-name="T42">//</text:span><text:span text:style-name="T46">Already has language</text:span><text:span text:style-name="T42"> cookie</text:span></text:p>
      <text:p text:style-name="P41"><text:span text:style-name="T1"><text:tab/>}</text:span><text:span text:style-name="T17">else</text:span><text:span text:style-name="T1">{<text:tab/></text:span></text:p>
      <text:p text:style-name="P41"><text:span text:style-name="T1"><text:tab/><text:tab/><text:tab/></text:span><text:span text:style-name="T17">return </text:span><text:span text:style-name="T11">$_COOKIE[$cookieLanguage]</text:span><text:span text:style-name="T1">;</text:span></text:p>
      <text:p text:style-name="P41"><text:span text:style-name="T1"><text:tab/>}</text:span></text:p>
      <text:p text:style-name="P41"><text:span text:style-name="T1">}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Monospace" svg:font-family="Monospace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07cm" style:type="center"/>
          <style:tab-stop style:position="16.415cm" style:type="right"/>
        </style:tab-stops>
      </style:paragraph-properties>
    </style:style>
    <style:style style:name="Szamozas1" style:family="paragraph" style:parent-style-name="Szamozas" style:default-outline-level="1" style:list-style-name="Sajat_20_szamozas">
      <style:paragraph-properties fo:text-align="justify" style:justify-single-word="false">
        <style:tab-stops/>
      </style:paragraph-properties>
      <style:text-properties fo:font-weight="bold" style:font-size-asian="10.5pt"/>
    </style:style>
    <style:style style:name="Szamozas" style:family="paragraph" style:parent-style-name="Standard"/>
    <style:style style:name="Szamozas2" style:family="paragraph" style:parent-style-name="Szamozas" style:default-outline-level="2" style:list-style-name="Sajat_20_szamozas" style:master-page-name="">
      <style:paragraph-properties style:page-number="auto" text:number-lines="true" text:line-number="1"/>
      <style:text-properties fo:font-weight="bold" style:font-size-asian="10.5pt"/>
    </style:style>
    <style:style style:name="Szamozas3" style:family="paragraph" style:parent-style-name="Szamozas" style:default-outline-level="3" style:list-style-name="Sajat_20_szamozas">
      <style:text-properties fo:font-size="11pt" style:font-size-asian="10.5pt"/>
    </style:style>
    <style:style style:name="Numbering_20_Symbols" style:display-name="Numbering Symbols" style:family="text">
      <style:text-properties fo:font-size="12pt" fo:font-weight="bold" fo:background-color="transparent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51cm" fo:text-indent="-1.499cm" fo:margin-left="1.499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." style:num-format="a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prefix=" " style:num-suffix=")" style:num-format="a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  <style:text-properties style:font-name="StarSymbol"/>
      </text:list-level-style-bullet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Sajat_20_szamozas" style:display-name="Sajat szamoza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499cm" fo:text-indent="-0.799cm" fo:margin-left="1.499cm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listtab" text:list-tab-stop-position="2.6cm" fo:text-indent="-1.101cm" fo:margin-left="2.6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97cm" fo:margin-bottom="1.774cm" fo:margin-left="2.164cm" fo:margin-right="1.89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13:10:12</meta:creation-date>
    <dc:date>2015-03-22T10:39:57.632590516</dc:date>
    <meta:editing-duration>P8DT12H54M16S</meta:editing-duration>
    <meta:editing-cycles>399</meta:editing-cycles>
    <meta:generator>LibreOffice/4.2.7.2$Linux_x86 LibreOffice_project/420m0$Build-2</meta:generator>
    <meta:document-statistic meta:table-count="0" meta:image-count="0" meta:object-count="0" meta:page-count="3" meta:paragraph-count="133" meta:word-count="475" meta:character-count="4562" meta:non-whitespace-character-count="4019"/>
  </office:meta>
</office:document-meta>
</file>